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56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8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Wor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09/06/0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2009/06/03</text:p>
          </table:table-cell>
          <table:table-cell table:style-name="ce1" table:formula="of:=SUM([.C2:.C69])" office:value-type="float" office:value="3980" calcext:value-type="float">
            <text:p>39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438" calcext:value-type="float">
            <text:p>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10/02/1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2010/02/11</text:p>
          </table:table-cell>
          <table:table-cell table:style-name="ce1" table:formula="of:=SUM([.C71:.C138])" office:value-type="float" office:value="3144" calcext:value-type="float">
            <text:p>31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11/02/1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2011/02/10</text:p>
          </table:table-cell>
          <table:table-cell table:style-name="ce1" table:formula="of:=SUM([.C140:.C207])" office:value-type="float" office:value="4559" calcext:value-type="float">
            <text:p>45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1055" calcext:value-type="float">
            <text:p>10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12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2012/02/09</text:p>
          </table:table-cell>
          <table:table-cell table:style-name="ce1" table:formula="of:=SUM([.C209:.C276])" office:value-type="float" office:value="4507" calcext:value-type="float">
            <text:p>45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799" calcext:value-type="float">
            <text:p>7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556" calcext:value-type="float">
            <text:p>5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322" calcext:value-type="float">
            <text:p>32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236" calcext:value-type="float">
            <text:p>23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314" calcext:value-type="float">
            <text:p>31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13/02/14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2013/02/14</text:p>
          </table:table-cell>
          <table:table-cell table:style-name="ce1" table:formula="of:=SUM([.C278:.C345])" office:value-type="float" office:value="5622" calcext:value-type="float">
            <text:p>562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233" calcext:value-type="float">
            <text:p>23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372" calcext:value-type="float">
            <text:p>37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423" calcext:value-type="float">
            <text:p>42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14/02/1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2014/02/13</text:p>
          </table:table-cell>
          <table:table-cell table:style-name="ce1" table:formula="of:=SUM([.C347:.C414])" office:value-type="float" office:value="4953" calcext:value-type="float">
            <text:p>495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515" calcext:value-type="float">
            <text:p>5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217" calcext:value-type="float">
            <text:p>2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539" calcext:value-type="float">
            <text:p>53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14/06/17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2014/06/17</text:p>
          </table:table-cell>
          <table:table-cell table:style-name="ce1" table:formula="of:=SUM([.C416:.C483])" office:value-type="float" office:value="4566" calcext:value-type="float">
            <text:p>456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781" calcext:value-type="float">
            <text:p>78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15/02/1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2015/02/12</text:p>
          </table:table-cell>
          <table:table-cell table:style-name="ce1" table:formula="of:=SUM([.C485:.C552])" office:value-type="float" office:value="4464" calcext:value-type="float">
            <text:p>446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594" calcext:value-type="float">
            <text:p>59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314" calcext:value-type="float">
            <text:p>31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16/02/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2016/02/11</text:p>
          </table:table-cell>
          <table:table-cell table:style-name="ce1" table:formula="of:=SUM([.C554:.C621])" office:value-type="float" office:value="4264" calcext:value-type="float">
            <text:p>426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frica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griculture/rural development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anking/financial sector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lack economic empowerment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ectional service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rruptio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rime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mocratic institution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velopment finance insitution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rug abuse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essio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conomic recovery/growth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624" calcext:value-type="float">
            <text:p>62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ion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city supply/energy securit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ectrificatio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vironment/climate change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der equalit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alth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using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T/broadband/price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 for investment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entives/support for industr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equalit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frastructure development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novatio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ernational relations (outside Africa)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ob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dicial system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broking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polic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bour relation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nd reform/restitutio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331" calcext:value-type="float">
            <text:p>33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cal government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dela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gration/visas/border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sector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306" calcext:value-type="float">
            <text:p>30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ning towns (upgrading of)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minimum wage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tional Social Security Fund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liver Tambo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336" calcext:value-type="float">
            <text:p>33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eration Phakisa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ople with disabilitie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lice service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vert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sts/violence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performance monitoring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service spending cut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 transport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cism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dical economic transformatio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717" calcext:value-type="float">
            <text:p>71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hino poaching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AA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cience &amp; technolog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e deliver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ll business development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mart ID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cohesion/nation building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grant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 security polic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ate-owned enterprises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x policy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urism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nsport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rbanisatio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ence against women and childre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ater/sanitation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outh development/employment</text:p>
          </table:table-cell>
          <table:table-cell table:style-name="ce3" office:value-type="string" calcext:value-type="string">
            <text:p>2017/02/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</text:p>
          </table:table-cell>
          <table:table-cell table:style-name="ce3" office:value-type="string" calcext:value-type="string">
            <text:p>2017/02/09</text:p>
          </table:table-cell>
          <table:table-cell table:formula="of:=SUM([.C623:.C690])" office:value-type="float" office:value="5121" calcext:value-type="float">
            <text:p>5121</text:p>
          </table:table-cell>
          <table:table-cell table:number-columns-repeated="1021"/>
        </table:table-row>
        <table:table-row table:style-name="ro3" table:number-rows-repeated="10478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C69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2:57:47.456080000</meta:creation-date>
    <dc:date>2017-02-14T07:01:42.940127000</dc:date>
    <meta:editing-duration>PT12M37S</meta:editing-duration>
    <meta:editing-cycles>3</meta:editing-cycles>
    <meta:generator>LibreOffice/5.2.3.3$MacOSX_X86_64 LibreOffice_project/d54a8868f08a7b39642414cf2c8ef2f228f780cf</meta:generator>
    <meta:document-statistic meta:table-count="1" meta:cell-count="2073" meta:object-count="0"/>
    <meta:user-defined meta:name=""/>
  </office:meta>
</office:document-meta>
</file>